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office:font-face-decls>
  <office:automatic-styles>
    <style:style style:name="P1" style:family="paragraph" style:parent-style-name="Standard">
      <style:paragraph-properties fo:line-height="115%"/>
      <style:text-properties style:font-name="Arial" fo:font-size="21.0pt" fo:color="#000000"/>
    </style:style>
    <style:style style:name="P2" style:family="paragraph" style:parent-style-name="Standard">
      <style:paragraph-properties fo:line-height="115%"/>
      <style:text-properties style:font-name="Arial" fo:font-size="11.0pt" fo:color="#000000"/>
    </style:style>
    <style:style style:name="P3" style:family="paragraph" style:parent-style-name="Standard">
      <style:paragraph-properties fo:line-height="115%"/>
      <style:text-properties style:font-name="Arial" fo:font-size="11.0pt" fo:color="#000000" fo:background-color="#ffffff"/>
    </style:style>
    <style:style style:name="P4" style:family="paragraph" style:parent-style-name="Standard">
      <style:paragraph-properties fo:margin-top="0.1111in" fo:line-height="115%"/>
      <style:text-properties style:font-name="Arial" fo:font-size="12.0pt" fo:color="#000000"/>
    </style:style>
    <style:style style:name="P5"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Arial" fo:font-size="11.0pt" fo:color="#000000" fo:background-color="#ffffff"/>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Bartholomew Baldwin</text:p>
      <text:p text:style-name="P2"/>
      <text:p text:style-name="P2">You are Bartholomew Baldwin, a renowned stonemason. You have recently help with the construction of <text:s/>Luton’s brand new cathedral. It takes a certainly kind of magic to create architectural forms from a mere vision. However, this has never been an issue for you as you are in fact an increasingly powerful sorcerer named Rhetjfa.</text:p>
      <text:p text:style-name="P2"/>
      <text:p text:style-name="P2">From a young age you were brought up in the shadow of the dark arts. You learnt the mystic conjurings and the abyss hexes. You and others like you are forced to live among the lesser beings, who could not possibly understand your higher purpose or the power that lies beyond this physical realm that they are limited to. <text:s/>Your power and influence has grown over the years as you have studied under some of London’s greatest minds.</text:p>
      <text:p text:style-name="P2"/>
      <text:p text:style-name="P2">You only moved to this god-forsaken hole of a provincial town a few months ago. Officially, you were brought in at the behest of Duke Smallwood to assist with construction of the cathedral and to help raise the status of this swampy Duchy from sleepy shithole to “might have heard of that place”. However, you only accepted the appointment for other reasons. You have reached the part of your training known as ”the Humbling” - at the precipice of a sorcerer’s development, the sorcerer is stripped of all but the most basic of his magical abilities and sent to live amongst the common folk for an entire year! A most useless endeavour in your own opinion but one meant to promote tolerance.</text:p>
      <text:p text:style-name="P2"/>
      <text:p text:style-name="P2">The area does not seem wholly unfamiliar to you, though, and you have vague memories of coming up this way a number of years ago to harvest various body parts from lesser magical creatures such as cave gremlins and river goblins to use for various spells. In fact, you recall an amusing incident whereby you spared the life of such a lesser life form only to trap them in human form! Such a droll affair!</text:p>
      <text:p text:style-name="P2"/>
      <text:p text:style-name="P2">You chose Luton because<text:span text:style-name="T1"><text:s/></text:span>it has a fantastic source of magical properties. You have already ordered some livers from Susannah Silvester which saves you from having to turn any beings inside out, which is usually a very messy process. You’ve also learned that Isabel Williams is an alchemist, useful to know as typically alchemists are able to refine livers. The woman was hiding this secret very well too so it must be worth something to someone.</text:p>
      <text:p text:style-name="P3"/>
      <text:p text:style-name="P3">Ever since you moved to Luton you have sensed the presence of another being of the higher magical order - perhaps a witch or another sorcerer. <text:s/>They have not revealed themselves to you - though, Lord knows you could have used the companionship over the mind-numbing past few months. They could also be a very useful tool for you… If you anybody becomes suspicious of your mystical capabilities, it would be helpful to shift the heat onto your magical compatriot. After all, people are still burning ‘magical’ folk (primarily other ordinary humans, haha) all over Europe.</text:p>
      <text:p text:style-name="P3"/>
      <text:p text:style-name="P3">To keep your guise as a stonemason you need to be sure that the cathedral construction goes ahead. Nathaniel has been put in charge of this decision but the man sounds like a saint and you can’t seem to force him to do your bidding. You read the minds of some of the lesser mortals in town though and sensed that Helen Blythe may have information on Nathaniel.</text:p>
      <text:p text:style-name="P3"/>
      <text:p text:style-name="P3">Annoyingly, to cast any of your better enchantments you need tools. The livers you ordered should be good enough for some of them but you really need your silver vuvuzela. It was sent ahead with your stonemason supplies but you never found it. You heard Aja Choudhary talking about a silver pipe, which you think might be the same thing. Perhaps you will have to make her talk first.</text:p>
      <text:p text:style-name="P2"/>
      <text:p text:style-name="P4">Other People</text:p>
      <text:p text:style-name="P2"/>
      <text:p text:style-name="P2"><text:span text:style-name="T1">Agnes Smallwood - </text:span>the wife of your employer, Duke Smallwood.</text:p>
      <text:p text:style-name="P2"/>
      <text:p text:style-name="P2"><text:span text:style-name="T1">Cecilia Crispinson</text:span><text:s/>- works for the Smallwood household. Sometimes comes around the cathedral construction site.</text:p>
      <text:p text:style-name="P2"/>
      <text:p text:style-name="P2"><text:span text:style-name="T1">Laverne Cuer - </text:span>a priest. Likely to support construction of the cathedral.</text:p>
      <text:p text:style-name="P4">Your Goals</text:p>
      <text:p text:style-name="P3"/>
      <text:list text:style-name="L1">
        <text:list-item>
          <text:p text:style-name="P5">Obtain your silver vuvuzela</text:p>
        </text:list-item>
        <text:list-item>
          <text:p text:style-name="P5">Support the continued construction of the Cathedral</text:p>
        </text:list-item>
        <text:list-item>
          <text:p text:style-name="P5">Obtain your livers from Susannah</text:p>
        </text:list-item>
        <text:list-item>
          <text:p text:style-name="P5">Do your best to keep hidden the fact that you are a sorcerer</text:p>
        </text:list-item>
        <text:list-item>
          <text:p text:style-name="P5">Discover the identity of other witch/sorceror. If town folk get suspicious of you, shift heat onto the other magical being.</text:p>
        </text:list-item>
        <text:list-item>
          <text:p text:style-name="P5">Solve the murder of Duke Smallwood</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3.16</meta:generator>
  </office:meta>
</office:document-meta>
</file>